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pecies_level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sociality</text:p>
          </table:table-cell>
          <table:table-cell office:value-type="string" calcext:value-type="string">
            <text:p>nest_site</text:p>
          </table:table-cell>
        </table:table-row>
      </table:table>
      <table:table table:name="specimen_level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nk_id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rait_category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tit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redit</text:p>
          </table:table-cell>
        </table:table-row>
      </table:table>
      <table:table table:name="observations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nk_id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host_genus</text:p>
          </table:table-cell>
          <table:table-cell office:value-type="string" calcext:value-type="string">
            <text:p>host_specie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collector</text:p>
          </table:table-cell>
          <table:table-cell office:value-type="string" calcext:value-type="string">
            <text:p>taxonomi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cho Bartomeus</meta:initial-creator>
    <meta:creation-date>2016-04-19T21:54:09.344296000</meta:creation-date>
    <dc:date>2016-04-19T22:16:15.445066000</dc:date>
    <dc:creator>Nacho Bartomeus</dc:creator>
    <meta:editing-duration>PT6M52S</meta:editing-duration>
    <meta:editing-cycles>1</meta:editing-cycles>
    <meta:document-statistic meta:table-count="3" meta:cell-count="36" meta:object-count="0"/>
    <meta:generator>LibreOffice/4.3.2.2$MacOSX_x86 LibreOffice_project/edfb5295ba211bd31ad47d0bad0118690f76407d</meta:generator>
  </office:meta>
</office:document-meta>
</file>